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ServiceAssemblyImpl( ServiceAssemblyDesc serviceAssemblyDesc , List &lt; ServiceUnitImpl &gt; serviceUnits , Preferences prefs , boolean auto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AssemblyImpl.transition( State t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iceAssemblyImpl.changeState( ServiceUnitImpl su , 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Assembly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getCurrentSt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AssemblyImpl.shutDown( boolean pers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AssemblyImpl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sav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AssemblyImpl.start( boolean pers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AssemblyImpl.stop( boolean pers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AssemblyImpl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Assembly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